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1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2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3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4" style:family="paragraph" style:parent-style-name="Text_20_body" style:list-style-name="L1">
      <style:text-properties officeooo:paragraph-rsid="00898535"/>
    </style:style>
    <style:style style:name="P15" style:family="paragraph" style:parent-style-name="Text_20_body" style:list-style-name="L1">
      <style:text-properties officeooo:paragraph-rsid="008db681"/>
    </style:style>
    <style:style style:name="P16" style:family="paragraph" style:parent-style-name="Text_20_body" style:list-style-name="L1">
      <style:text-properties officeooo:paragraph-rsid="00931e35"/>
    </style:style>
    <style:style style:name="P17" style:family="paragraph" style:parent-style-name="Text_20_body" style:list-style-name="L1">
      <style:text-properties officeooo:paragraph-rsid="00b8396b"/>
    </style:style>
    <style:style style:name="P18" style:family="paragraph" style:parent-style-name="Text_20_body" style:list-style-name="L1">
      <style:text-properties style:font-name="Times New Roman" officeooo:paragraph-rsid="00a6a990"/>
    </style:style>
    <style:style style:name="P19" style:family="paragraph" style:parent-style-name="Text_20_body" style:list-style-name="L1">
      <style:text-properties style:font-name="Times New Roman" officeooo:paragraph-rsid="00b34136"/>
    </style:style>
    <style:style style:name="P20" style:family="paragraph" style:parent-style-name="Text_20_body" style:list-style-name="L1">
      <style:text-properties style:font-name="Times New Roman" officeooo:paragraph-rsid="00b483f8"/>
    </style:style>
    <style:style style:name="P21" style:family="paragraph" style:parent-style-name="Text_20_body" style:list-style-name="L1">
      <style:text-properties style:font-name="Times New Roman" officeooo:paragraph-rsid="00b807fc"/>
    </style:style>
    <style:style style:name="P22" style:family="paragraph" style:parent-style-name="Text_20_body" style:list-style-name="L1">
      <style:text-properties style:font-name="Times New Roman" officeooo:paragraph-rsid="00c37b6c"/>
    </style:style>
    <style:style style:name="P23" style:family="paragraph" style:parent-style-name="Text_20_body" style:list-style-name="L1">
      <style:text-properties style:font-name="Times New Roman" officeooo:paragraph-rsid="00cc41d6"/>
    </style:style>
    <style:style style:name="P24" style:family="paragraph" style:parent-style-name="Text_20_body" style:list-style-name="L1">
      <style:text-properties style:font-name="Times New Roman" officeooo:paragraph-rsid="00d00cdd"/>
    </style:style>
    <style:style style:name="P25" style:family="paragraph" style:parent-style-name="Text_20_body" style:list-style-name="L1">
      <style:text-properties style:font-name="Times New Roman" officeooo:paragraph-rsid="00d209e5"/>
    </style:style>
    <style:style style:name="P26" style:family="paragraph" style:parent-style-name="Text_20_body">
      <style:text-properties style:font-name="Times New Roman" officeooo:paragraph-rsid="00a6a990"/>
    </style:style>
    <style:style style:name="P27" style:family="paragraph" style:parent-style-name="Text_20_body">
      <style:text-properties style:font-name="Times New Roman" officeooo:paragraph-rsid="00bca812"/>
    </style:style>
    <style:style style:name="P28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b1c554" style:font-size-asian="12pt" style:font-name-complex="Arial" style:font-size-complex="12pt"/>
    </style:style>
    <style:style style:name="P30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c20234" style:font-size-asian="12pt" style:font-name-complex="Arial" style:font-size-complex="12pt"/>
    </style:style>
    <style:style style:name="P31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32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7fae8d" style:font-size-asian="11pt" style:font-size-complex="11pt"/>
    </style:style>
    <style:style style:name="T6" style:family="text">
      <style:text-properties fo:font-size="11pt" officeooo:rsid="008161ea" style:font-size-asian="11pt" style:font-size-complex="11pt"/>
    </style:style>
    <style:style style:name="T7" style:family="text">
      <style:text-properties fo:font-size="11pt" officeooo:rsid="00854dd2" style:font-size-asian="11pt" style:font-size-complex="11pt"/>
    </style:style>
    <style:style style:name="T8" style:family="text">
      <style:text-properties officeooo:rsid="007fae8d"/>
    </style:style>
    <style:style style:name="T9" style:family="text">
      <style:text-properties officeooo:rsid="008161ea"/>
    </style:style>
    <style:style style:name="T10" style:family="text">
      <style:text-properties officeooo:rsid="00835867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officeooo:rsid="0086c60b"/>
    </style:style>
    <style:style style:name="T13" style:family="text">
      <style:text-properties officeooo:rsid="00898535"/>
    </style:style>
    <style:style style:name="T14" style:family="text">
      <style:text-properties officeooo:rsid="008d996c"/>
    </style:style>
    <style:style style:name="T15" style:family="text">
      <style:text-properties officeooo:rsid="008db681"/>
    </style:style>
    <style:style style:name="T16" style:family="text">
      <style:text-properties officeooo:rsid="008ed962"/>
    </style:style>
    <style:style style:name="T17" style:family="text">
      <style:text-properties officeooo:rsid="0090e01f"/>
    </style:style>
    <style:style style:name="T18" style:family="text">
      <style:text-properties officeooo:rsid="0090eb56"/>
    </style:style>
    <style:style style:name="T19" style:family="text">
      <style:text-properties officeooo:rsid="00931e35"/>
    </style:style>
    <style:style style:name="T20" style:family="text">
      <style:text-properties officeooo:rsid="00942de7"/>
    </style:style>
    <style:style style:name="T21" style:family="text">
      <style:text-properties officeooo:rsid="0095b12e"/>
    </style:style>
    <style:style style:name="T22" style:family="text">
      <style:text-properties officeooo:rsid="009770fe"/>
    </style:style>
    <style:style style:name="T23" style:family="text">
      <style:text-properties officeooo:rsid="00987fcb"/>
    </style:style>
    <style:style style:name="T24" style:family="text">
      <style:text-properties officeooo:rsid="0099da7a"/>
    </style:style>
    <style:style style:name="T25" style:family="text">
      <style:text-properties officeooo:rsid="009a4ce9"/>
    </style:style>
    <style:style style:name="T26" style:family="text">
      <style:text-properties officeooo:rsid="009bf513"/>
    </style:style>
    <style:style style:name="T27" style:family="text">
      <style:text-properties officeooo:rsid="009cd41b"/>
    </style:style>
    <style:style style:name="T28" style:family="text">
      <style:text-properties officeooo:rsid="009cfdb3"/>
    </style:style>
    <style:style style:name="T29" style:family="text">
      <style:text-properties officeooo:rsid="009e8959"/>
    </style:style>
    <style:style style:name="T30" style:family="text">
      <style:text-properties officeooo:rsid="00a084b6"/>
    </style:style>
    <style:style style:name="T31" style:family="text">
      <style:text-properties officeooo:rsid="00a1b3d3"/>
    </style:style>
    <style:style style:name="T32" style:family="text">
      <style:text-properties officeooo:rsid="00a2acb8"/>
    </style:style>
    <style:style style:name="T33" style:family="text">
      <style:text-properties officeooo:rsid="00a3a836"/>
    </style:style>
    <style:style style:name="T34" style:family="text">
      <style:text-properties officeooo:rsid="00a3ed7f"/>
    </style:style>
    <style:style style:name="T35" style:family="text">
      <style:text-properties officeooo:rsid="00a5109a"/>
    </style:style>
    <style:style style:name="T36" style:family="text">
      <style:text-properties fo:color="#000000" fo:language="en" fo:country="US" officeooo:rsid="00a6a990" style:font-name-complex="Arial"/>
    </style:style>
    <style:style style:name="T37" style:family="text">
      <style:text-properties fo:color="#000000" fo:language="en" fo:country="US" officeooo:rsid="00a7eb29" style:font-name-complex="Arial"/>
    </style:style>
    <style:style style:name="T38" style:family="text">
      <style:text-properties fo:color="#000000" fo:language="en" fo:country="US" officeooo:rsid="00a84220" style:font-name-complex="Arial"/>
    </style:style>
    <style:style style:name="T39" style:family="text">
      <style:text-properties fo:color="#000000" fo:language="en" fo:country="US" officeooo:rsid="00aa254c" style:font-name-complex="Arial"/>
    </style:style>
    <style:style style:name="T40" style:family="text">
      <style:text-properties fo:color="#000000" fo:language="en" fo:country="US" officeooo:rsid="00ab126c" style:font-name-complex="Arial"/>
    </style:style>
    <style:style style:name="T41" style:family="text">
      <style:text-properties fo:color="#000000" fo:language="en" fo:country="US" officeooo:rsid="00ad035d" style:font-name-complex="Arial"/>
    </style:style>
    <style:style style:name="T42" style:family="text">
      <style:text-properties fo:color="#000000" fo:language="en" fo:country="US" officeooo:rsid="00b34136" style:font-name-complex="Arial"/>
    </style:style>
    <style:style style:name="T43" style:family="text">
      <style:text-properties fo:color="#000000" fo:language="en" fo:country="US" officeooo:rsid="00b483f8" style:font-name-complex="Arial"/>
    </style:style>
    <style:style style:name="T44" style:family="text">
      <style:text-properties fo:color="#000000" fo:language="en" fo:country="US" officeooo:rsid="00b5e904" style:font-name-complex="Arial"/>
    </style:style>
    <style:style style:name="T45" style:family="text">
      <style:text-properties fo:color="#000000" fo:language="en" fo:country="US" officeooo:rsid="00b66084" style:font-name-complex="Arial"/>
    </style:style>
    <style:style style:name="T46" style:family="text">
      <style:text-properties fo:color="#000000" fo:language="en" fo:country="US" officeooo:rsid="00b807fc" style:font-name-complex="Arial"/>
    </style:style>
    <style:style style:name="T47" style:family="text">
      <style:text-properties fo:color="#000000" fo:language="en" fo:country="US" officeooo:rsid="00bca812" style:font-name-complex="Arial"/>
    </style:style>
    <style:style style:name="T48" style:family="text">
      <style:text-properties fo:color="#000000" fo:language="en" fo:country="US" officeooo:rsid="00bcb421" style:font-name-complex="Arial"/>
    </style:style>
    <style:style style:name="T49" style:family="text">
      <style:text-properties fo:color="#000000" fo:language="en" fo:country="US" officeooo:rsid="00bde124" style:font-name-complex="Arial"/>
    </style:style>
    <style:style style:name="T50" style:family="text">
      <style:text-properties fo:color="#000000" fo:language="en" fo:country="US" officeooo:rsid="00bf6e08" style:font-name-complex="Arial"/>
    </style:style>
    <style:style style:name="T51" style:family="text">
      <style:text-properties fo:color="#000000" fo:language="en" fo:country="US" officeooo:rsid="00c084e5" style:font-name-complex="Arial"/>
    </style:style>
    <style:style style:name="T52" style:family="text">
      <style:text-properties fo:color="#000000" fo:language="en" fo:country="US" officeooo:rsid="00c37b6c" style:font-name-complex="Arial"/>
    </style:style>
    <style:style style:name="T53" style:family="text">
      <style:text-properties fo:color="#000000" fo:language="en" fo:country="US" officeooo:rsid="00c4e9dc" style:font-name-complex="Arial"/>
    </style:style>
    <style:style style:name="T54" style:family="text">
      <style:text-properties fo:color="#000000" fo:language="en" fo:country="US" officeooo:rsid="00c66b3e" style:font-name-complex="Arial"/>
    </style:style>
    <style:style style:name="T55" style:family="text">
      <style:text-properties fo:color="#000000" fo:language="en" fo:country="US" officeooo:rsid="00c817ce" style:font-name-complex="Arial"/>
    </style:style>
    <style:style style:name="T56" style:family="text">
      <style:text-properties fo:color="#000000" fo:language="en" fo:country="US" officeooo:rsid="00c8a22c" style:font-name-complex="Arial"/>
    </style:style>
    <style:style style:name="T57" style:family="text">
      <style:text-properties fo:color="#000000" fo:language="en" fo:country="US" officeooo:rsid="00ca6930" style:font-name-complex="Arial"/>
    </style:style>
    <style:style style:name="T58" style:family="text">
      <style:text-properties fo:color="#000000" fo:language="en" fo:country="US" officeooo:rsid="00cb241d" style:font-name-complex="Arial"/>
    </style:style>
    <style:style style:name="T59" style:family="text">
      <style:text-properties fo:color="#000000" fo:language="en" fo:country="US" officeooo:rsid="00cc41d6" style:font-name-complex="Arial"/>
    </style:style>
    <style:style style:name="T60" style:family="text">
      <style:text-properties fo:color="#000000" fo:language="en" fo:country="US" officeooo:rsid="00ce19b5" style:font-name-complex="Arial"/>
    </style:style>
    <style:style style:name="T61" style:family="text">
      <style:text-properties fo:color="#000000" fo:language="en" fo:country="US" officeooo:rsid="00cec3fe" style:font-name-complex="Arial"/>
    </style:style>
    <style:style style:name="T62" style:family="text">
      <style:text-properties fo:color="#000000" fo:language="en" fo:country="US" officeooo:rsid="00d00cdd" style:font-name-complex="Arial"/>
    </style:style>
    <style:style style:name="T63" style:family="text">
      <style:text-properties officeooo:rsid="00ad62a2"/>
    </style:style>
    <style:style style:name="T64" style:family="text">
      <style:text-properties officeooo:rsid="00ad9d38"/>
    </style:style>
    <style:style style:name="T65" style:family="text">
      <style:text-properties officeooo:rsid="00ae0a2e"/>
    </style:style>
    <style:style style:name="T66" style:family="text">
      <style:text-properties officeooo:rsid="00b1c554"/>
    </style:style>
    <style:style style:name="T67" style:family="text">
      <style:text-properties officeooo:rsid="00b6a04b"/>
    </style:style>
    <style:style style:name="T68" style:family="text">
      <style:text-properties officeooo:rsid="00b8396b"/>
    </style:style>
    <style:style style:name="T69" style:family="text">
      <style:text-properties officeooo:rsid="00b9a61a"/>
    </style:style>
    <style:style style:name="T70" style:family="text">
      <style:text-properties officeooo:rsid="00bae8ae"/>
    </style:style>
    <style:style style:name="T71" style:family="text">
      <style:text-properties officeooo:rsid="00c20234"/>
    </style:style>
    <style:style style:name="T72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eeting M<text:span text:style-name="T8">emo</text:span> </text:p>
      <text:p text:style-name="P4"/>
      <text:p text:style-name="P6">Dependency analysis for Kactus2</text:p>
      <text:p text:style-name="P11"/>
      <text:p text:style-name="P5"><text:span text:style-name="T8">Team</text:span><text:span text:style-name="T2"> meeting</text:span> </text:p>
      <text:p text:style-name="P5">Date: <text:span text:style-name="T5">8</text:span><text:span text:style-name="T3">.1</text:span><text:span text:style-name="T4">1</text:span><text:span text:style-name="T3">.20</text:span><text:span text:style-name="T4">12</text:span><text:span text:style-name="T3">, </text:span><text:span text:style-name="T4">1</text:span><text:span text:style-name="T6">4</text:span><text:span text:style-name="T4">:0</text:span><text:span text:style-name="T6">0</text:span><text:span text:style-name="T4"> – 1</text:span><text:span text:style-name="T6">5</text:span><text:span text:style-name="T4">:05</text:span><text:span text:style-name="T3"> </text:span></text:p>
      <text:p text:style-name="P7"><text:span text:style-name="T11">Number of meeting:</text:span> <text:span text:style-name="T9">team</text:span><text:span text:style-name="T2"> meeting </text:span><text:span text:style-name="T10">3</text:span><text:span text:style-name="T2">/2012</text:span></text:p>
      <text:p text:style-name="P5">Place: Tampere University of Technology<text:span text:style-name="T3">, Korkeakoulunkatu 1, </text:span><text:span text:style-name="T4">room T</text:span><text:span text:style-name="T7">B214</text:span></text:p>
      <text:p text:style-name="P8"/>
      <text:p text:style-name="P5">Participants: <text:s/><text:span text:style-name="T2">Joni-Matti Määttä</text:span> (Project manager) </text:p>
      <text:p text:style-name="P13"><text:span text:style-name="T2">Mikko Honkonen</text:span> (<text:span text:style-name="T12">Project team member</text:span>)</text:p>
      <text:p text:style-name="P12"><text:span text:style-name="T2">Tommi Korhonen</text:span> (<text:span text:style-name="T2">Project t</text:span>ea<text:span text:style-name="T2">m member</text:span>) </text:p>
      <text:p text:style-name="P10"/>
      <text:p text:style-name="P9">Meeting</text:p>
      <text:p text:style-name="P10"/>
      <text:list xml:id="list36707497" text:style-name="L1">
        <text:list-item>
          <text:p text:style-name="P14"><text:span text:style-name="T13">Reviewed the current status of the project – what we've done during the past two weeks. <text:s/></text:span><text:span text:style-name="T14">Project plan seems to be almost finished, </text:span><text:span text:style-name="T63">mainly missing task descriptions and related items.</text:span></text:p>
        </text:list-item>
        <text:list-item>
          <text:p text:style-name="P15"><text:span text:style-name="T15">Added </text:span><text:span text:style-name="T64">new</text:span><text:span text:style-name="T15"> tasks </text:span><text:span text:style-name="T64">based on previous week's client meeting</text:span><text:span text:style-name="T15"> to Redmine project management, and </text:span><text:span text:style-name="T16">revised previously added task</text:span><text:span text:style-name="T17"> </text:span><text:span text:style-name="T18">time requirements. All </text:span><text:span text:style-name="T64">project</text:span><text:span text:style-name="T18"> tasks should now be added.</text:span></text:p>
        </text:list-item>
        <text:list-item>
          <text:p text:style-name="P16"><text:span text:style-name="T67">Assigned</text:span><text:span text:style-name="T19"> what's left of the project plan among project </text:span><text:span text:style-name="T65">team</text:span><text:span text:style-name="T19"> members, sections marked in the </text:span><text:span text:style-name="T20">project plan document.</text:span></text:p>
        </text:list-item>
        <text:list-item>
          <text:p text:style-name="P17"><text:span text:style-name="T21">Thoughts about project schedule for the </text:span><text:span text:style-name="T22">project plan:<text:line-break/>- </text:span><text:span text:style-name="T23">Functional specification starting around week 46.<text:line-break/>- </text:span><text:span text:style-name="T24">Technical specification starts after functional specification is done, likely around week 50. </text:span><text:span text:style-name="T25">It should be </text:span><text:span text:style-name="T26">done at the start of January.</text:span><text:span text:style-name="T24"><text:line-break/></text:span><text:span text:style-name="T25">- </text:span><text:span text:style-name="T27">Implementation can start </text:span><text:span text:style-name="T28">in January.<text:line-break/></text:span><text:span text:style-name="T68">- Implementation will take three months, so it should be done end of March.</text:span><text:span text:style-name="T28"><text:line-break/></text:span><text:span text:style-name="T29">- Implementation should be started from folder and file scanning, </text:span><text:span text:style-name="T30">algorithm interface, C/C++ algorithm and </text:span><text:span text:style-name="T31">the widget used for displaying dependencies. </text:span><text:span text:style-name="T69">These should be done in about a month.</text:span><text:span text:style-name="T31"><text:line-break/></text:span><text:span text:style-name="T32">- </text:span><text:span text:style-name="T33">After the C/C++ algorithm and the widget are done, work can start on the dependency graph visualization.<text:line-break/>- “</text:span><text:span text:style-name="T34">Nice to have” features, such as manual dependencies, locking dependencies and VHDL </text:span><text:span text:style-name="T70">support should be</text:span><text:span text:style-name="T34"> implemented after other </text:span><text:span text:style-name="T35">features done</text:span><text:span text:style-name="T34">.</text:span></text:p>
        </text:list-item>
        <text:list-item>
          <text:p text:style-name="P18"><text:span text:style-name="T36">Email sent to </text:span><text:span text:style-name="T37">course assistant </text:span><text:span text:style-name="T38">about project plan presentation schedule </text:span><text:span text:style-name="T41">the</text:span><text:span text:style-name="T39"> </text:span><text:span text:style-name="T41">best</text:span><text:span text:style-name="T39"> time for the </text:span><text:span text:style-name="T40">second</text:span><text:span text:style-name="T39"> </text:span><text:span text:style-name="T40">assistant meeting.</text:span></text:p>
        </text:list-item>
      </text:list>
      <text:p text:style-name="P26"><text:span text:style-name="T40"/></text:p>
      <text:p text:style-name="P29"><text:span text:style-name="T66">Decisions made</text:span></text:p>
      <text:p text:style-name="P31"/>
      <text:list xml:id="list37305982" text:continue-list="list36707497" text:style-name="L1">
        <text:list-item text:start-value="1">
          <text:p text:style-name="P19"><text:span text:style-name="T42">Task listing is now finalized.</text:span></text:p>
        </text:list-item>
        <text:list-item>
          <text:p text:style-name="P20"><text:soft-page-break/><text:span text:style-name="T43">Everything in the project plan now has a </text:span><text:span text:style-name="T44">team member </text:span><text:span text:style-name="T45">assigned to it.</text:span></text:p>
        </text:list-item>
        <text:list-item>
          <text:p text:style-name="P21"><text:span text:style-name="T46">Preliminary schedule now clear.</text:span></text:p>
        </text:list-item>
        <text:list-item>
          <text:p text:style-name="P24"><text:span text:style-name="T62">No client meeting next week, only team meeting.</text:span></text:p>
        </text:list-item>
      </text:list>
      <text:p text:style-name="P27"><text:span text:style-name="T49"/></text:p>
      <text:p text:style-name="P30"><text:span text:style-name="T71">Actions to follow</text:span></text:p>
      <text:p text:style-name="P32"/>
      <text:list xml:id="list37316588" text:continue-list="list37305982" text:style-name="L1">
        <text:list-item text:start-value="1">
          <text:p text:style-name="P22"><text:span text:style-name="T55">With the task listing finalized, </text:span><text:span text:style-name="T58">schedule clear </text:span><text:span text:style-name="T56">and sections assigned</text:span><text:span text:style-name="T55">, w</text:span><text:span text:style-name="T52">ork will continue on </text:span><text:span text:style-name="T56">the project plan</text:span><text:span text:style-name="T52">. </text:span><text:span text:style-name="T57">It</text:span><text:span text:style-name="T53"> should be almost finished for next week's meeting, requiring only </text:span><text:span text:style-name="T54">final adjustments.</text:span></text:p>
        </text:list-item>
        <text:list-item>
          <text:p text:style-name="P23"><text:span text:style-name="T59">Input will be required from course staff for the final scheduling.</text:span></text:p>
        </text:list-item>
        <text:list-item>
          <text:p text:style-name="P25"><text:span text:style-name="T47">Next team meeting </text:span><text:span text:style-name="T48">on Wednesday 14.11.2012 on 12:30. </text:span><text:span text:style-name="T50">Group up in</text:span><text:span text:style-name="T48"> the </text:span><text:span text:style-name="T49">hall</text:span><text:span text:style-name="T51">way</text:span><text:span text:style-name="T49"> of Tietotal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2-11-20T17:18:30.58</dc:date>
    <meta:editing-cycles>200</meta:editing-cycles>
    <meta:editing-duration>PT3H32M37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27" meta:word-count="370" meta:character-count="2335" meta:non-whitespace-character-count="1995"/>
    <meta:user-defined meta:name="Info 1"/>
    <meta:user-defined meta:name="Info 2"/>
    <meta:user-defined meta:name="Info 3"/>
    <meta:user-defined meta:name="Info 4"/>
  </office:meta>
</office:document-meta>
</file>